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3" style:family="paragraph"/>
    <style:style style:name="P14" style:parent-style-name="Normal" style:list-style-name="LFO3" style:family="paragraph"/>
    <style:style style:name="P15" style:parent-style-name="Normal" style:list-style-name="LFO3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4" style:family="paragraph"/>
    <style:style style:name="P18" style:parent-style-name="Normal" style:list-style-name="LFO4" style:family="paragraph"/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5" style:family="paragraph"/>
    <style:style style:name="P21" style:parent-style-name="Normal" style:list-style-name="LFO5" style:family="paragraph"/>
    <style:style style:name="P22" style:parent-style-name="Normal" style:list-style-name="LFO5" style:family="paragraph"/>
    <style:style style:name="P23" style:parent-style-name="Normal" style:list-style-name="LFO5" style:family="paragraph"/>
    <style:style style:name="P24" style:parent-style-name="Normal" style:list-style-name="LFO5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6" style:family="paragraph"/>
    <style:style style:name="P27" style:parent-style-name="Normal" style:list-style-name="LFO6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7" style:family="paragraph"/>
    <style:style style:name="P30" style:parent-style-name="Normal" style:list-style-name="LFO7" style:family="paragraph"/>
    <style:style style:name="P31" style:parent-style-name="Normal" style:list-style-name="LFO8" style:family="paragraph"/>
    <style:style style:name="P32" style:parent-style-name="Normal" style:list-style-name="LFO9" style:family="paragraph"/>
    <style:style style:name="P33" style:parent-style-name="Normal" style:list-style-name="LFO9" style:family="paragraph"/>
    <style:style style:name="P34" style:parent-style-name="Normal" style:list-style-name="LFO9" style:family="paragraph"/>
    <style:style style:name="P35" style:parent-style-name="Normal" style:list-style-name="LFO10" style:family="paragraph"/>
    <style:style style:name="P36" style:parent-style-name="Normal" style:list-style-name="LFO10" style:family="paragraph"/>
    <style:style style:name="P37" style:parent-style-name="Normal" style:list-style-name="LFO10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11" style:family="paragraph"/>
    <style:style style:name="P40" style:parent-style-name="Normal" style:list-style-name="LFO11" style:family="paragraph"/>
    <style:style style:name="P41" style:parent-style-name="Normal" style:list-style-name="LFO11" style:family="paragraph"/>
    <style:style style:name="P42" style:parent-style-name="Normal" style:list-style-name="LFO11" style:family="paragraph"/>
    <style:style style:name="P43" style:parent-style-name="Normal" style:list-style-name="LFO11" style:family="paragraph"/>
    <style:style style:name="P4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5" style:parent-style-name="Normal" style:list-style-name="LFO12" style:family="paragraph"/>
    <style:style style:name="P46" style:parent-style-name="Normal" style:list-style-name="LFO12" style:family="paragraph"/>
    <style:style style:name="P47" style:parent-style-name="Normal" style:list-style-name="LFO12" style:family="paragraph"/>
    <style:style style:name="P48" style:parent-style-name="Normal" style:list-style-name="LFO12" style:family="paragraph"/>
    <style:style style:name="P49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20" style:family="paragraph"/>
    <style:style style:name="P52" style:parent-style-name="Normal" style:list-style-name="LFO20" style:family="paragraph"/>
    <style:style style:name="P53" style:parent-style-name="Normal" style:list-style-name="LFO20" style:family="paragraph"/>
    <style:style style:name="P54" style:parent-style-name="Normal" style:list-style-name="LFO20" style:family="paragraph"/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21" style:family="paragraph"/>
    <style:style style:name="P57" style:parent-style-name="Normal" style:list-style-name="LFO21" style:family="paragraph"/>
    <style:style style:name="P58" style:parent-style-name="Normal" style:list-style-name="LFO21" style:family="paragraph"/>
    <style:style style:name="P59" style:parent-style-name="Normal" style:list-style-name="LFO21" style:family="paragraph"/>
    <style:style style:name="P60" style:parent-style-name="Normal" style:list-style-name="LFO21" style:family="paragraph"/>
    <style:style style:name="P61" style:parent-style-name="Normal" style:list-style-name="LFO21" style:family="paragraph"/>
    <style:style style:name="P62" style:parent-style-name="Normal" style:list-style-name="LFO21" style:family="paragraph"/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22" style:family="paragraph"/>
    <style:style style:name="P65" style:parent-style-name="Normal" style:list-style-name="LFO22" style:family="paragraph"/>
    <style:style style:name="P66" style:parent-style-name="Normal" style:list-style-name="LFO22" style:family="paragraph"/>
    <style:style style:name="P67" style:parent-style-name="Normal" style:list-style-name="LFO22" style:family="paragraph"/>
    <style:style style:name="P68" style:parent-style-name="Normal" style:list-style-name="LFO23" style:family="paragraph"/>
    <style:style style:name="P69" style:parent-style-name="Normal" style:list-style-name="LFO23" style:family="paragraph"/>
    <style:style style:name="P70" style:parent-style-name="Normal" style:list-style-name="LFO23" style:family="paragraph"/>
    <style:style style:name="P71" style:parent-style-name="Normal" style:list-style-name="LFO23" style:family="paragraph"/>
    <style:style style:name="P72" style:parent-style-name="Normal" style:list-style-name="LFO23" style:family="paragraph"/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list-style-name="LFO24" style:family="paragraph"/>
    <style:style style:name="P75" style:parent-style-name="Normal" style:list-style-name="LFO24" style:family="paragraph"/>
    <style:style style:name="P76" style:parent-style-name="Normal" style:list-style-name="LFO24" style:family="paragraph"/>
    <style:style style:name="P77" style:parent-style-name="Normal" style:list-style-name="LFO24" style:family="paragraph"/>
    <style:style style:name="P78" style:parent-style-name="Normal" style:list-style-name="LFO24" style:family="paragraph"/>
    <style:style style:name="P79" style:parent-style-name="Normal" style:list-style-name="LFO24" style:family="paragraph"/>
    <style:style style:name="P80" style:parent-style-name="Normal" style:list-style-name="LFO25" style:family="paragraph"/>
    <style:style style:name="P81" style:parent-style-name="Normal" style:list-style-name="LFO25" style:family="paragraph"/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list-style-name="LFO26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26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26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26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ableColumn95" style:family="table-column">
      <style:table-column-properties style:column-width="1.3458in"/>
    </style:style>
    <style:style style:name="TableColumn96" style:family="table-column">
      <style:table-column-properties style:column-width="1.9402in"/>
    </style:style>
    <style:style style:name="Table94" style:family="table">
      <style:table-properties style:width="3.2861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TableCell10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11" style:family="table-row">
      <style:table-row-properties/>
    </style:style>
    <style:style style:name="TableCell11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17" style:family="table-row">
      <style:table-row-properties/>
    </style:style>
    <style:style style:name="TableCell11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1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0" style:parent-style-name="Normal" style:list-style-name="LFO27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27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27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28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list-style-name="LFO28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28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28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TableColumn137" style:family="table-column">
      <style:table-column-properties style:column-width="1.9368in"/>
    </style:style>
    <style:style style:name="TableColumn138" style:family="table-column">
      <style:table-column-properties style:column-width="2.1201in"/>
    </style:style>
    <style:style style:name="Table136" style:family="table">
      <style:table-properties style:width="4.0569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TableRow144" style:family="table-row">
      <style:table-row-properties/>
    </style:style>
    <style:style style:name="TableCell14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47" style:family="table-row">
      <style:table-row-properties/>
    </style:style>
    <style:style style:name="TableCell14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50" style:family="table-row">
      <style:table-row-properties/>
    </style:style>
    <style:style style:name="TableCell15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53" style:family="table-row">
      <style:table-row-properties/>
    </style:style>
    <style:style style:name="TableCell15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ableColumn159" style:family="table-column">
      <style:table-column-properties style:column-width="1.7881in"/>
    </style:style>
    <style:style style:name="TableColumn160" style:family="table-column">
      <style:table-column-properties style:column-width="1.1451in"/>
    </style:style>
    <style:style style:name="Table158" style:family="table">
      <style:table-properties style:width="2.9333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TableCell16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ableRow166" style:family="table-row">
      <style:table-row-properties/>
    </style:style>
    <style:style style:name="TableCell16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69" style:family="table-row">
      <style:table-row-properties/>
    </style:style>
    <style:style style:name="TableCell17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Row172" style:family="table-row">
      <style:table-row-properties/>
    </style:style>
    <style:style style:name="TableCell17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TableCell17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list-style-name="LFO29" style:family="paragraph"/>
    <style:style style:name="P176" style:parent-style-name="Normal" style:list-style-name="LFO29" style:family="paragraph"/>
    <style:style style:name="P177" style:parent-style-name="Normal" style:list-style-name="LFO29" style:family="paragraph"/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list-style-name="LFO30" style:family="paragraph"/>
    <style:style style:name="P180" style:parent-style-name="Normal" style:list-style-name="LFO30" style:family="paragraph"/>
    <style:style style:name="P181" style:parent-style-name="Normal" style:list-style-name="LFO30" style:family="paragraph"/>
    <style:style style:name="P182" style:parent-style-name="Normal" style:list-style-name="LFO30" style:family="paragraph"/>
    <style:style style:name="P183" style:parent-style-name="Normal" style:list-style-name="LFO31" style:family="paragraph"/>
    <style:style style:name="P184" style:parent-style-name="Normal" style:list-style-name="LFO31" style:family="paragraph"/>
    <style:style style:name="P185" style:parent-style-name="Normal" style:list-style-name="LFO31" style:family="paragraph"/>
    <style:style style:name="P186" style:parent-style-name="Normal" style:list-style-name="LFO31" style:family="paragraph"/>
    <style:style style:name="P187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list-style-name="LFO35" style:family="paragraph"/>
    <style:style style:name="P192" style:parent-style-name="Normal" style:list-style-name="LFO35" style:family="paragraph"/>
    <style:style style:name="P193" style:parent-style-name="Normal" style:list-style-name="LFO35" style:family="paragraph"/>
    <style:style style:name="P194" style:parent-style-name="Normal" style:list-style-name="LFO35" style:family="paragraph"/>
    <style:style style:name="P195" style:parent-style-name="Normal" style:family="paragraph">
      <style:text-properties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list-style-name="LFO36" style:family="paragraph"/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Normal" style:list-style-name="LFO36" style:family="paragraph"/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list-style-name="LFO36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Normal" style:list-style-name="LFO36" style:family="paragraph"/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list-style-name="LFO36" style:family="paragraph"/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Normal" style:list-style-name="LFO37" style:family="paragraph"/>
    <style:style style:name="P213" style:parent-style-name="Normal" style:list-style-name="LFO37" style:family="paragraph"/>
    <style:style style:name="P214" style:parent-style-name="Normal" style:list-style-name="LFO37" style:family="paragraph"/>
    <style:style style:name="P215" style:parent-style-name="Normal" style:list-style-name="LFO37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Normal" style:list-style-name="LFO38" style:family="paragraph"/>
    <style:style style:name="P221" style:parent-style-name="Normal" style:list-style-name="LFO38" style:family="paragraph"/>
    <style:style style:name="P222" style:parent-style-name="Normal" style:list-style-name="LFO38" style:family="paragraph"/>
    <style:style style:name="P223" style:parent-style-name="Normal" style:list-style-name="LFO38" style:family="paragraph"/>
    <style:style style:name="P224" style:parent-style-name="Normal" style:family="paragraph">
      <style:text-properties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list-style-name="LFO39" style:family="paragraph"/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list-style-name="LFO39" style:family="paragraph"/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Normal" style:list-style-name="LFO39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list-style-name="LFO39" style:family="paragraph"/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Normal" style:list-style-name="LFO40" style:family="paragraph"/>
    <style:style style:name="P236" style:parent-style-name="Normal" style:list-style-name="LFO40" style:family="paragraph"/>
    <style:style style:name="P237" style:parent-style-name="Normal" style:list-style-name="LFO40" style:family="paragraph"/>
    <style:style style:name="P238" style:parent-style-name="Normal" style:family="paragraph">
      <style:text-properties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list-style-name="LFO41" style:family="paragraph"/>
    <style:style style:name="P244" style:parent-style-name="Normal" style:list-style-name="LFO41" style:family="paragraph"/>
    <style:style style:name="P245" style:parent-style-name="Normal" style:list-style-name="LFO41" style:family="paragraph"/>
    <style:style style:name="P246" style:parent-style-name="Normal" style:list-style-name="LFO41" style:family="paragraph"/>
    <style:style style:name="P247" style:parent-style-name="Normal" style:family="paragraph">
      <style:text-properties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list-style-name="LFO42" style:family="paragraph"/>
    <style:style style:name="P251" style:parent-style-name="Normal" style:list-style-name="LFO42" style:family="paragraph"/>
    <style:style style:name="P252" style:parent-style-name="Normal" style:list-style-name="LFO42" style:family="paragraph"/>
    <style:style style:name="P253" style:parent-style-name="Normal" style:list-style-name="LFO42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USPS Knowledge Management Advisory – Summary &amp; Actionable Recommendations</text:p>
      <text:p text:style-name="P2">Current Observations</text:p>
      <text:p text:style-name="P3">1. Governance and Ownership</text:p>
      <text:p text:style-name="Normal">Knowledge governance appears to be the largest challenge.</text:p>
      <text:list text:style-name="LFO1" text:continue-numbering="true">
        <text:list-item>
          <text:p text:style-name="P4">Article ownership is unclear and distributed across hundreds of owner groups.</text:p>
        </text:list-item>
        <text:list-item>
          <text:p text:style-name="P5">Knowledge management is a very small responsibility for most contributors.</text:p>
        </text:list-item>
        <text:list-item>
          <text:p text:style-name="P6">There is no formal KM team responsible for maintaining standards.</text:p>
        </text:list-item>
      </text:list>
      <text:p text:style-name="Normal">Although owner groups exist, the OOTB ownership_group model is not currently being used, and governance processes are inconsistent.</text:p>
      <text:p text:style-name="Normal"/>
      <text:p text:style-name="P7">2. Knowledge Creation Process</text:p>
      <text:p text:style-name="Normal">The current knowledge workflow has been heavily customized and includes:</text:p>
      <text:list text:style-name="LFO2" text:continue-numbering="true">
        <text:list-item>
          <text:p text:style-name="P8">Checkout</text:p>
        </text:list-item>
        <text:list-item>
          <text:p text:style-name="P9">Check-in</text:p>
        </text:list-item>
        <text:list-item>
          <text:p text:style-name="P10">Review</text:p>
        </text:list-item>
        <text:list-item>
          <text:p text:style-name="P11">Approval</text:p>
        </text:list-item>
        <text:list-item>
          <text:p text:style-name="P12">Publish</text:p>
        </text:list-item>
      </text:list>
      <text:p text:style-name="Normal">This process involves many participants and creates friction for authors.</text:p>
      <text:p text:style-name="Normal">Result:</text:p>
      <text:list text:style-name="LFO3" text:continue-numbering="true">
        <text:list-item>
          <text:p text:style-name="P13">Articles take longer to publish</text:p>
        </text:list-item>
        <text:list-item>
          <text:p text:style-name="P14">Contributors are discouraged from maintaining content</text:p>
        </text:list-item>
        <text:list-item>
          <text:p text:style-name="P15">Automation opportunities are limited</text:p>
        </text:list-item>
      </text:list>
      <text:p text:style-name="Normal"/>
      <text:p text:style-name="P16">3. Knowledge Creation Model</text:p>
      <text:p text:style-name="Normal">Articles are typically created:</text:p>
      <text:list text:style-name="LFO4" text:continue-numbering="true">
        <text:list-item>
          <text:p text:style-name="P17">In response to repeated incidents</text:p>
        </text:list-item>
        <text:list-item>
          <text:p text:style-name="P18">Based on author initiative or requests</text:p>
        </text:list-item>
      </text:list>
      <text:p text:style-name="Normal">However, incidents are not systematically used to drive knowledge creation, which means knowledge capture is not consistently tied to operational work.</text:p>
      <text:p text:style-name="Normal">This is one of the key principles of Knowledge Centered Service (KCS) that could improve adoption.</text:p>
      <text:p text:style-name="Normal"/>
      <text:p text:style-name="P19">4. Content Quality Management</text:p>
      <text:p text:style-name="Normal">Several governance mechanisms are either unclear or not being used effectively.</text:p>
      <text:p text:style-name="Normal">Examples:</text:p>
      <text:list text:style-name="LFO5" text:continue-numbering="true">
        <text:list-item>
          <text:p text:style-name="P20">Article review has no defined checklist or criteria</text:p>
        </text:list-item>
        <text:list-item>
          <text:p text:style-name="P21">Author guidelines exist but are likely not being followed</text:p>
        </text:list-item>
        <text:list-item>
          <text:p text:style-name="P22">Templates are not used</text:p>
        </text:list-item>
        <text:list-item>
          <text:p text:style-name="P23">Duplicate article management has no formal process</text:p>
        </text:list-item>
        <text:list-item>
          <text:p text:style-name="P24">Feedback is routed only to publishers, limiting its usefulness</text:p>
        </text:list-item>
      </text:list>
      <text:p text:style-name="Normal">This results in inconsistent article quality.</text:p>
      <text:p text:style-name="Normal"/>
      <text:p text:style-name="P25">5. Article Expiration and Revalidation</text:p>
      <text:p text:style-name="Normal">Articles currently expire after one year, but there is no documented rationale for that timeline.</text:p>
      <text:p text:style-name="Normal">Revalidation work is handled by reviewing articles expiring soonest, rather than using a structured prioritization approach.</text:p>
      <text:p text:style-name="Normal">There is also no clear distinction between:</text:p>
      <text:list text:style-name="LFO6" text:continue-numbering="true">
        <text:list-item>
          <text:p text:style-name="P26">Articles that should intentionally retire</text:p>
        </text:list-item>
        <text:list-item>
          <text:p text:style-name="P27">Articles that failed to meet review timelines</text:p>
        </text:list-item>
      </text:list>
      <text:p text:style-name="Normal"/>
      <text:p text:style-name="P28">6. Knowledge Metrics and Reporting</text:p>
      <text:p text:style-name="Normal">USPS uses a custom knowledge dashboard instead of the OOTB dashboards.</text:p>
      <text:p text:style-name="Normal">They do track:</text:p>
      <text:list text:style-name="LFO7" text:continue-numbering="true">
        <text:list-item>
          <text:p text:style-name="P29">Article view counts</text:p>
        </text:list-item>
        <text:list-item>
          <text:p text:style-name="P30">Most frequently used articles</text:p>
        </text:list-item>
      </text:list>
      <text:p text:style-name="Normal">Currently:</text:p>
      <text:list text:style-name="LFO8" text:continue-numbering="true">
        <text:list-item>
          <text:p text:style-name="P31">The top 500 most viewed articles are being analyzed.</text:p>
        </text:list-item>
      </text:list>
      <text:p text:style-name="Normal">However, some important signals are missing or underused.</text:p>
      <text:p text:style-name="Normal">Examples:</text:p>
      <text:list text:style-name="LFO9" text:continue-numbering="true">
        <text:list-item>
          <text:p text:style-name="P32">Search term analytics</text:p>
        </text:list-item>
        <text:list-item>
          <text:p text:style-name="P33">Search failures</text:p>
        </text:list-item>
        <text:list-item>
          <text:p text:style-name="P34">Knowledge gaps</text:p>
        </text:list-item>
      </text:list>
      <text:p text:style-name="Normal">The OOTB report for search analysis is typically:</text:p>
      <text:p text:style-name="Normal">Search Analytics → Search Terms</text:p>
      <text:p text:style-name="Normal">This report shows:</text:p>
      <text:list text:style-name="LFO10" text:continue-numbering="true">
        <text:list-item>
          <text:p text:style-name="P35">What users are searching for</text:p>
        </text:list-item>
        <text:list-item>
          <text:p text:style-name="P36">Searches returning no results</text:p>
        </text:list-item>
        <text:list-item>
          <text:p text:style-name="P37">Potential content gaps</text:p>
        </text:list-item>
      </text:list>
      <text:p text:style-name="Normal"/>
      <text:p text:style-name="P38">7. Current Knowledge Inventory</text:p>
      <text:p text:style-name="Normal">The environment contains a large historical knowledge footprint.</text:p>
      <text:p text:style-name="Normal">IT Knowledge Base statistics:</text:p>
      <text:list text:style-name="LFO11" text:continue-numbering="true">
        <text:list-item>
          <text:p text:style-name="P39">Draft: 336</text:p>
        </text:list-item>
        <text:list-item>
          <text:p text:style-name="P40">Published: 3,477</text:p>
        </text:list-item>
        <text:list-item>
          <text:p text:style-name="P41">Review: 100</text:p>
        </text:list-item>
        <text:list-item>
          <text:p text:style-name="P42">Outdated: 13,916</text:p>
        </text:list-item>
        <text:list-item>
          <text:p text:style-name="P43">Retired: 17,321</text:p>
        </text:list-item>
      </text:list>
      <text:p text:style-name="Normal">This indicates the environment has undergone multiple historical cleanup efforts, but ongoing governance remains a challenge.</text:p>
      <text:p text:style-name="Normal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44">Strategic Goals</text:p>
      <text:p text:style-name="Normal">USPS leadership expressed interest in:</text:p>
      <text:list text:style-name="LFO12" text:continue-numbering="true">
        <text:list-item>
          <text:p text:style-name="P45">Increasing self-service</text:p>
        </text:list-item>
        <text:list-item>
          <text:p text:style-name="P46">Improving knowledge quality</text:p>
        </text:list-item>
        <text:list-item>
          <text:p text:style-name="P47">Enabling future AI adoption</text:p>
        </text:list-item>
        <text:list-item>
          <text:p text:style-name="P48">Reducing reliance on the IT Service Desk</text:p>
        </text:list-item>
      </text:list>
      <text:p text:style-name="Normal">However, they recognize that governance and content quality must improve before these goals can be achieved.</text:p>
      <text:p text:style-name="Normal">This aligns with the principle:</text:p>
      <text:p text:style-name="Normal">“Garbage in → Garbage out.”</text:p>
      <text:p text:style-name="Normal">AI and automation are only effective when built on high-quality knowledge.</text:p>
      <text:p text:style-name="Normal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49">Recommended Next Steps (Actionable)</text:p>
      <text:p text:style-name="P50">1. Simplify the Knowledge Workflow</text:p>
      <text:p text:style-name="Normal">Evaluate the current customized workflow and determine whether it can be simplified to align more closely with the OOTB lifecycle.</text:p>
      <text:p text:style-name="Normal">Recommended lifecycle:</text:p>
      <text:p text:style-name="Normal">Draft → Review → Published → Retired</text:p>
      <text:p text:style-name="Normal">Actions:</text:p>
      <text:list text:style-name="LFO20" text:continue-numbering="true">
        <text:list-item>
          <text:p text:style-name="P51">Review the current Knowledge Workflow configuration (Knowledge → Administration → Workflows).</text:p>
        </text:list-item>
        <text:list-item>
          <text:p text:style-name="P52">Identify which steps in the current workflow (checkout, check-in, multi-review layers) are required versus legacy customizations.</text:p>
        </text:list-item>
        <text:list-item>
          <text:p text:style-name="P53">Reduce the number of approval steps where possible to shorten publishing time.</text:p>
        </text:list-item>
        <text:list-item>
          <text:p text:style-name="P54">Ensure the OOTB ownership_group field is used to route reviews and approvals.</text:p>
        </text:list-item>
      </text:list>
      <text:p text:style-name="Normal">Goal: Reduce operational friction so articles can be created and updated more quickly.</text:p>
      <text:p text:style-name="Normal"/>
      <text:p text:style-name="P55">2. Adopt the OOTB Ownership Model</text:p>
      <text:p text:style-name="Normal">Begin using the OOTB ownership_group field on Knowledge articles rather than custom ownership mechanisms.</text:p>
      <text:p text:style-name="Normal">Actions:</text:p>
      <text:list text:style-name="LFO21" text:continue-numbering="true">
        <text:list-item>
          <text:p text:style-name="P56">Populate the Ownership Group field on all published articles.</text:p>
        </text:list-item>
        <text:list-item>
          <text:p text:style-name="P57">Assign responsibility for:</text:p>
          <text:list text:continue-numbering="true">
            <text:list-item>
              <text:p text:style-name="P58">article revalidation</text:p>
            </text:list-item>
            <text:list-item>
              <text:p text:style-name="P59">feedback review</text:p>
            </text:list-item>
            <text:list-item>
              <text:p text:style-name="P60">duplicate management</text:p>
            </text:list-item>
            <text:list-item>
              <text:p text:style-name="P61">retirement decisions</text:p>
            </text:list-item>
          </text:list>
        </text:list-item>
        <text:list-item>
          <text:p text:style-name="P62">Configure article review tasks to route to the ownership_group rather than individual publishers.</text:p>
        </text:list-item>
      </text:list>
      <text:p text:style-name="Normal">Configuration areas:</text:p>
      <text:p text:style-name="Normal">Knowledge → Administration → Knowledge Bases<text:line-break/>Knowledge → Administration → Properties</text:p>
      <text:p text:style-name="Normal">Goal: Ensure accountability for article quality and lifecycle management.</text:p>
      <text:p text:style-name="Normal"/>
      <text:p text:style-name="P63">3. Utilize Knowledge Center for Knowledge Operations</text:p>
      <text:p text:style-name="Normal">Begin using the Knowledge Center Workspace as the primary interface for knowledge management operations.</text:p>
      <text:p text:style-name="Normal">Actions:</text:p>
      <text:p text:style-name="Normal">Use Knowledge Center to manage:</text:p>
      <text:list text:style-name="LFO22" text:continue-numbering="true">
        <text:list-item>
          <text:p text:style-name="P64">Articles needing review</text:p>
        </text:list-item>
        <text:list-item>
          <text:p text:style-name="P65">Feedback tasks</text:p>
        </text:list-item>
        <text:list-item>
          <text:p text:style-name="P66">Articles approaching expiration</text:p>
        </text:list-item>
        <text:list-item>
          <text:p text:style-name="P67">Content improvement activities</text:p>
        </text:list-item>
      </text:list>
      <text:p text:style-name="Normal">Configuration / Navigation:</text:p>
      <text:p text:style-name="Normal">All → Knowledge Center</text:p>
      <text:p text:style-name="Normal">Key workspace areas to monitor:</text:p>
      <text:list text:style-name="LFO23" text:continue-numbering="true">
        <text:list-item>
          <text:p text:style-name="P68">My Work</text:p>
        </text:list-item>
        <text:list-item>
          <text:p text:style-name="P69">Review Tasks</text:p>
        </text:list-item>
        <text:list-item>
          <text:p text:style-name="P70">Feedback Tasks</text:p>
        </text:list-item>
        <text:list-item>
          <text:p text:style-name="P71">Expiring Articles</text:p>
        </text:list-item>
        <text:list-item>
          <text:p text:style-name="P72">Knowledge Performance</text:p>
        </text:list-item>
      </text:list>
      <text:p text:style-name="Normal">Goal: Centralize knowledge management activities and improve visibility for knowledge contributors.</text:p>
      <text:p text:style-name="Normal"/>
      <text:p text:style-name="P73">4. Establish a Standard Article Review Checklist</text:p>
      <text:p text:style-name="Normal">Create a documented review checklist that reviewers must follow when validating articles.</text:p>
      <text:p text:style-name="Normal">Recommended checklist items:</text:p>
      <text:list text:style-name="LFO24" text:continue-numbering="true">
        <text:list-item>
          <text:p text:style-name="P74">Article title clearly describes the issue</text:p>
        </text:list-item>
        <text:list-item>
          <text:p text:style-name="P75">Problem description is clear</text:p>
        </text:list-item>
        <text:list-item>
          <text:p text:style-name="P76">Resolution steps are accurate and current</text:p>
        </text:list-item>
        <text:list-item>
          <text:p text:style-name="P77">Screenshots or references are still valid</text:p>
        </text:list-item>
        <text:list-item>
          <text:p text:style-name="P78">Duplicate articles do not exist</text:p>
        </text:list-item>
        <text:list-item>
          <text:p text:style-name="P79">Article is still relevant</text:p>
        </text:list-item>
      </text:list>
      <text:p text:style-name="Normal">Implementation options:</text:p>
      <text:list text:style-name="LFO25" text:continue-numbering="true">
        <text:list-item>
          <text:p text:style-name="P80">Add checklist items to review guidance documentation</text:p>
        </text:list-item>
        <text:list-item>
          <text:p text:style-name="P81">Include checklist criteria in Knowledge Center review instructions</text:p>
        </text:list-item>
      </text:list>
      <text:p text:style-name="Normal">Goal: Ensure article reviews are consistent rather than ad hoc.</text:p>
      <text:p text:style-name="Normal"/>
      <text:p text:style-name="P82">5. Implement OOTB Knowledge Templates</text:p>
      <text:p text:style-name="Normal">Identify and begin using OOTB knowledge article templates<text:s/>to standardize article structure.</text:p>
      <text:p text:style-name="Normal">Configuration location:</text:p>
      <text:p text:style-name="Normal">Knowledge → Administration → Templates</text:p>
      <text:p text:style-name="Normal">Recommended templates to create or standardize:</text:p>
      <text:list text:style-name="LFO26" text:continue-numbering="true">
        <text:list-item>
          <text:p text:style-name="P83"><text:span text:style-name="T84">How-To Article</text:span></text:p>
        </text:list-item>
        <text:list-item>
          <text:p text:style-name="P85"><text:span text:style-name="T86">Troubleshooting Article</text:span></text:p>
        </text:list-item>
        <text:list-item>
          <text:p text:style-name="P87"><text:span text:style-name="T88">Incident Resolution Article</text:span></text:p>
        </text:list-item>
        <text:list-item>
          <text:p text:style-name="P89"><text:span text:style-name="T90">Reference Information Article</text:span></text:p>
        </text:list-item>
      </text:list>
      <text:p text:style-name="Normal">Example structure:</text:p>
      <text:p text:style-name="Normal"><text:span text:style-name="T91">How-To Template</text:span></text:p>
      <text:p text:style-name="Normal">Title<text:line-break/>Environment<text:line-break/>Steps<text:line-break/>Expected Result<text:line-break/>Related Articles</text:p>
      <text:p text:style-name="Normal"><text:span text:style-name="T92">Troubleshooting Template</text:span></text:p>
      <text:p text:style-name="Normal">Issue<text:line-break/>Symptoms<text:line-break/>Cause<text:line-break/>Resolution<text:line-break/>Related Incidents</text:p>
      <text:p text:style-name="Normal">Goal: Improve readability, consistency, and search performance.</text:p>
      <text:p text:style-name="Normal"/>
      <text:p text:style-name="P93">6. Standardize Article Naming and Metadata</text:p>
      <text:p text:style-name="Normal">Define standards for article titles and key record fields.</text:p>
      <text:p text:style-name="Normal">Recommended Title Naming Convention</text:p>
      <text:p text:style-name="Normal">Use a format such as:</text:p>
      <text:p text:style-name="Normal">[System] – [Issue] – [Resolution]</text:p>
      <text:p text:style-name="Normal">Example:</text:p>
      <text:p text:style-name="Normal">Outlook – Unable to Send Email – Clear Cached Credentials</text:p>
      <text:p text:style-name="Normal">Recommended metadata fields to standardize:</text:p>
      <table:table table:style-name="Table94">
        <table:table-columns>
          <table:table-column table:style-name="TableColumn95"/>
          <table:table-column table:style-name="TableColumn96"/>
        </table:table-columns>
        <table:table-header-rows>
          <table:table-row table:style-name="TableRow97">
            <table:table-cell table:style-name="TableCell98">
              <text:p text:style-name="P99">Field</text:p>
            </table:table-cell>
            <table:table-cell table:style-name="TableCell100">
              <text:p text:style-name="P101">Recommendation</text:p>
            </table:table-cell>
          </table:table-row>
        </table:table-header-rows>
        <table:table-row table:style-name="TableRow102">
          <table:table-cell table:style-name="TableCell103">
            <text:p text:style-name="Normal">Knowledge Base</text:p>
          </table:table-cell>
          <table:table-cell table:style-name="TableCell104">
            <text:p text:style-name="Normal">Clearly scoped by domain</text:p>
          </table:table-cell>
        </table:table-row>
        <table:table-row table:style-name="TableRow105">
          <table:table-cell table:style-name="TableCell106">
            <text:p text:style-name="Normal">Category</text:p>
          </table:table-cell>
          <table:table-cell table:style-name="TableCell107">
            <text:p text:style-name="Normal">Use structured taxonomy</text:p>
          </table:table-cell>
        </table:table-row>
        <table:table-row table:style-name="TableRow108">
          <table:table-cell table:style-name="TableCell109">
            <text:p text:style-name="Normal">Ownership Group</text:p>
          </table:table-cell>
          <table:table-cell table:style-name="TableCell110">
            <text:p text:style-name="Normal">Required</text:p>
          </table:table-cell>
        </table:table-row>
        <table:table-row table:style-name="TableRow111">
          <table:table-cell table:style-name="TableCell112">
            <text:p text:style-name="Normal">Author</text:p>
          </table:table-cell>
          <table:table-cell table:style-name="TableCell113">
            <text:p text:style-name="Normal">Individual contributor</text:p>
          </table:table-cell>
        </table:table-row>
        <table:table-row table:style-name="TableRow114">
          <table:table-cell table:style-name="TableCell115">
            <text:p text:style-name="Normal">Valid To</text:p>
          </table:table-cell>
          <table:table-cell table:style-name="TableCell116">
            <text:p text:style-name="Normal">Based on article type</text:p>
          </table:table-cell>
        </table:table-row>
        <table:table-row table:style-name="TableRow117">
          <table:table-cell table:style-name="TableCell118">
            <text:p text:style-name="Normal">Workflow State</text:p>
          </table:table-cell>
          <table:table-cell table:style-name="TableCell119">
            <text:p text:style-name="Normal">OOTB lifecycle states</text:p>
          </table:table-cell>
        </table:table-row>
      </table:table>
      <text:p text:style-name="Normal">Optional improvements:</text:p>
      <text:list text:style-name="LFO27" text:continue-numbering="true">
        <text:list-item>
          <text:p text:style-name="P120">Require<text:s/><text:span text:style-name="T121">category selection</text:span></text:p>
        </text:list-item>
        <text:list-item>
          <text:p text:style-name="P122">Require<text:s/><text:span text:style-name="T123">ownership group assignment</text:span></text:p>
        </text:list-item>
        <text:list-item>
          <text:p text:style-name="P124">Require<text:s/><text:span text:style-name="T125">review date</text:span></text:p>
        </text:list-item>
      </text:list>
      <text:p text:style-name="Normal">Goal: Improve search quality and governance.</text:p>
      <text:p text:style-name="Normal"/>
      <text:p text:style-name="P126">7. Use Search Analytics to Identify Knowledge Gaps</text:p>
      <text:p text:style-name="Normal">Begin using<text:s/><text:span text:style-name="T127">Search Analytics reports</text:span><text:s/>to identify knowledge opportunities.</text:p>
      <text:p text:style-name="Normal">Primary reports to review:</text:p>
      <text:p text:style-name="Normal">Navigation:</text:p>
      <text:p text:style-name="Normal">AI Search → Search Analytics</text:p>
      <text:p text:style-name="Normal">Key reports:</text:p>
      <text:list text:style-name="LFO28" text:continue-numbering="true">
        <text:list-item>
          <text:p text:style-name="P128"><text:span text:style-name="T129">Search Terms</text:span></text:p>
        </text:list-item>
        <text:list-item>
          <text:p text:style-name="P130"><text:span text:style-name="T131">Searches With No Results</text:span></text:p>
        </text:list-item>
        <text:list-item>
          <text:p text:style-name="P132"><text:span text:style-name="T133">Search Result Click-Through Rate</text:span></text:p>
        </text:list-item>
        <text:list-item>
          <text:p text:style-name="P134"><text:span text:style-name="T135">Top Queries</text:span></text:p>
        </text:list-item>
      </text:list>
      <text:p text:style-name="Normal">Example insights:</text:p>
      <table:table table:style-name="Table136">
        <table:table-columns>
          <table:table-column table:style-name="TableColumn137"/>
          <table:table-column table:style-name="TableColumn138"/>
        </table:table-columns>
        <table:table-header-rows>
          <table:table-row table:style-name="TableRow139">
            <table:table-cell table:style-name="TableCell140">
              <text:p text:style-name="P141">Report</text:p>
            </table:table-cell>
            <table:table-cell table:style-name="TableCell142">
              <text:p text:style-name="P143">What it reveals</text:p>
            </table:table-cell>
          </table:table-row>
        </table:table-header-rows>
        <table:table-row table:style-name="TableRow144">
          <table:table-cell table:style-name="TableCell145">
            <text:p text:style-name="Normal">Search Terms</text:p>
          </table:table-cell>
          <table:table-cell table:style-name="TableCell146">
            <text:p text:style-name="Normal">What users are searching for</text:p>
          </table:table-cell>
        </table:table-row>
        <table:table-row table:style-name="TableRow147">
          <table:table-cell table:style-name="TableCell148">
            <text:p text:style-name="Normal">Searches With No Results</text:p>
          </table:table-cell>
          <table:table-cell table:style-name="TableCell149">
            <text:p text:style-name="Normal">Missing knowledge topics</text:p>
          </table:table-cell>
        </table:table-row>
        <table:table-row table:style-name="TableRow150">
          <table:table-cell table:style-name="TableCell151">
            <text:p text:style-name="Normal">Top Queries</text:p>
          </table:table-cell>
          <table:table-cell table:style-name="TableCell152">
            <text:p text:style-name="Normal">Most common issues</text:p>
          </table:table-cell>
        </table:table-row>
        <table:table-row table:style-name="TableRow153">
          <table:table-cell table:style-name="TableCell154">
            <text:p text:style-name="Normal">Search Click-Through</text:p>
          </table:table-cell>
          <table:table-cell table:style-name="TableCell155">
            <text:p text:style-name="Normal">Content effectiveness</text:p>
          </table:table-cell>
        </table:table-row>
      </table:table>
      <text:p text:style-name="Normal">Suggested cadence:</text:p>
      <text:p text:style-name="Normal">Review these reports<text:s/><text:span text:style-name="T156">monthly</text:span><text:s/>to identify knowledge gaps.</text:p>
      <text:p text:style-name="Normal">Goal: Use real user search behavior to guide knowledge creation.</text:p>
      <text:p text:style-name="Normal"/>
      <text:p text:style-name="P157">8. Refine Article Revalidation Strategy</text:p>
      <text:p text:style-name="Normal">Move away from a uniform 1-year expiration policy.</text:p>
      <text:p text:style-name="Normal">Instead, assign review cycles based on article type.</text:p>
      <text:p text:style-name="Normal">Example strategy:</text:p>
      <table:table table:style-name="Table158">
        <table:table-columns>
          <table:table-column table:style-name="TableColumn159"/>
          <table:table-column table:style-name="TableColumn160"/>
        </table:table-columns>
        <table:table-header-rows>
          <table:table-row table:style-name="TableRow161">
            <table:table-cell table:style-name="TableCell162">
              <text:p text:style-name="P163">Article Type</text:p>
            </table:table-cell>
            <table:table-cell table:style-name="TableCell164">
              <text:p text:style-name="P165">Review Period</text:p>
            </table:table-cell>
          </table:table-row>
        </table:table-header-rows>
        <table:table-row table:style-name="TableRow166">
          <table:table-cell table:style-name="TableCell167">
            <text:p text:style-name="Normal">Troubleshooting</text:p>
          </table:table-cell>
          <table:table-cell table:style-name="TableCell168">
            <text:p text:style-name="Normal">6–12 months</text:p>
          </table:table-cell>
        </table:table-row>
        <table:table-row table:style-name="TableRow169">
          <table:table-cell table:style-name="TableCell170">
            <text:p text:style-name="Normal">Operational Procedures</text:p>
          </table:table-cell>
          <table:table-cell table:style-name="TableCell171">
            <text:p text:style-name="Normal">12 months</text:p>
          </table:table-cell>
        </table:table-row>
        <table:table-row table:style-name="TableRow172">
          <table:table-cell table:style-name="TableCell173">
            <text:p text:style-name="Normal">Reference Material</text:p>
          </table:table-cell>
          <table:table-cell table:style-name="TableCell174">
            <text:p text:style-name="Normal">18–24 months</text:p>
          </table:table-cell>
        </table:table-row>
      </table:table>
      <text:p text:style-name="Normal">Implementation steps:</text:p>
      <text:list text:style-name="LFO29" text:continue-numbering="true">
        <text:list-item>
          <text:p text:style-name="P175">Review Valid To field values across articles</text:p>
        </text:list-item>
        <text:list-item>
          <text:p text:style-name="P176">Update expiration dates for high-value articles</text:p>
        </text:list-item>
        <text:list-item>
          <text:p text:style-name="P177">Use Knowledge Center to track expiring articles</text:p>
        </text:list-item>
      </text:list>
      <text:p text:style-name="Normal">Relevant OOTB report:</text:p>
      <text:p text:style-name="Normal">Knowledge → Reports → Articles Expiring Soon</text:p>
      <text:p text:style-name="Normal">Goal: Prevent large revalidation workloads at the same time.</text:p>
      <text:p text:style-name="Normal"/>
      <text:p text:style-name="P178">9. Prepare the Knowledge Base for Future AI Adoption</text:p>
      <text:p text:style-name="Normal">Preparation activities:</text:p>
      <text:list text:style-name="LFO30" text:continue-numbering="true">
        <text:list-item>
          <text:p text:style-name="P179">Remove duplicate articles</text:p>
        </text:list-item>
        <text:list-item>
          <text:p text:style-name="P180">Standardize article structures</text:p>
        </text:list-item>
        <text:list-item>
          <text:p text:style-name="P181">Improve metadata consistency</text:p>
        </text:list-item>
        <text:list-item>
          <text:p text:style-name="P182">Ensure titles clearly describe issues</text:p>
        </text:list-item>
      </text:list>
      <text:p text:style-name="Normal">Future capabilities could include:</text:p>
      <text:list text:style-name="LFO31" text:continue-numbering="true">
        <text:list-item>
          <text:p text:style-name="P183">AI-generated article drafts</text:p>
        </text:list-item>
        <text:list-item>
          <text:p text:style-name="P184">Knowledge gap detection</text:p>
        </text:list-item>
        <text:list-item>
          <text:p text:style-name="P185">AI-assisted search answers</text:p>
        </text:list-item>
        <text:list-item>
          <text:p text:style-name="P186">Incident-to-knowledge automation</text:p>
        </text:list-item>
      </text:list>
      <text:p text:style-name="Normal">Goal: Ensure the knowledge base is ready to support AI capabilities when adopted.</text:p>
      <text:p text:style-name="Normal"><draw:custom-shape svg:x="0in" svg:y="0in" svg:width="0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187">ServiceNow Knowledge Management References</text:p>
      <text:p text:style-name="P188">1. Knowledge Management Overview</text:p>
      <text:p text:style-name="Normal"><text:span text:style-name="T189">Docs:</text:span><text:line-break/><text:a xlink:href="https://www.servicenow.com/docs/r/servicenow-platform/knowledge-management/knowledge-management.html" office:target-frame-name="_new" xlink:show="replace"><text:span text:style-name="Hyperlink">https://www.servicenow.com/docs/r/servicenow-platform/knowledge-management/knowledge-management.html</text:span></text:a></text:p>
      <text:p text:style-name="Normal"><text:a xlink:href="https://www.servicenow.com/docs/r/servicenow-platform/knowledge-management/analytics-and-reporting-solutions-for-knowlege-management.html" office:target-frame-name="_top" xlink:show="replace"><text:span text:style-name="Hyperlink">https://www.servicenow.com/docs/r/servicenow-platform/knowledge-management/analytics-and-reporting-solutions-for-knowlege-management.html</text:span></text:a></text:p>
      <text:p text:style-name="Normal"/>
      <text:p text:style-name="Normal"><text:span text:style-name="T190">In Platform Navigation</text:span></text:p>
      <text:p text:style-name="Normal">All → Knowledge → Knowledge Bases<text:line-break/>All → Knowledge → Articles</text:p>
      <text:p text:style-name="Normal">What to explore:</text:p>
      <text:list text:style-name="LFO35" text:continue-numbering="true">
        <text:list-item>
          <text:p text:style-name="P191">Knowledge article lifecycle</text:p>
        </text:list-item>
        <text:list-item>
          <text:p text:style-name="P192">Article metadata</text:p>
        </text:list-item>
        <text:list-item>
          <text:p text:style-name="P193">Knowledge base configuration</text:p>
        </text:list-item>
        <text:list-item>
          <text:p text:style-name="P194">Ownership model</text:p>
        </text:list-item>
      </text:list>
      <text:p text:style-name="Normal"><draw:custom-shape svg:x="0in" svg:y="0in" svg:width="0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P195">2. Knowledge Center Workspace</text:p>
      <text:p text:style-name="Normal"><text:span text:style-name="T196">Docs:</text:span><text:line-break/><text:a xlink:href="https://www.servicenow.com/docs/r/servicenow-platform/knowledge-center.html" office:target-frame-name="_new" xlink:show="replace"><text:span text:style-name="Hyperlink">https://www.servicenow.com/docs/r/servicenow-platform/knowledge-center.html</text:span></text:a></text:p>
      <text:p text:style-name="Normal"><text:span text:style-name="T197">In Platform Navigation</text:span></text:p>
      <text:p text:style-name="Normal">All → Knowledge Center</text:p>
      <text:p text:style-name="Normal">Key areas to review:</text:p>
      <text:list text:style-name="LFO36" text:continue-numbering="true">
        <text:list-item>
          <text:p text:style-name="P198"><text:span text:style-name="T199">My Work</text:span></text:p>
        </text:list-item>
        <text:list-item>
          <text:p text:style-name="P200"><text:span text:style-name="T201">Review Tasks</text:span></text:p>
        </text:list-item>
        <text:list-item>
          <text:p text:style-name="P202"><text:span text:style-name="T203">Feedback Tasks</text:span></text:p>
        </text:list-item>
        <text:list-item>
          <text:p text:style-name="P204"><text:span text:style-name="T205">Articles needing validation</text:span></text:p>
        </text:list-item>
        <text:list-item>
          <text:p text:style-name="P206"><text:span text:style-name="T207">Knowledge performance insights</text:span></text:p>
        </text:list-item>
      </text:list>
      <text:p text:style-name="Normal">Knowledge Center is designed to centralize<text:s/><text:span text:style-name="T208">knowledge operations and governance activities</text:span>.</text:p>
      <text:p text:style-name="Normal"><draw:custom-shape svg:x="0in" svg:y="0in" svg:width="0in" svg:height="0.0208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209">3. Knowledge Article Templates</text:p>
      <text:p text:style-name="Normal"><text:span text:style-name="T210">Docs:</text:span><text:line-break/><text:a xlink:href="https://www.servicenow.com/docs/r/servicenow-platform/knowledge-management/configuring-knowledge-management.html" office:target-frame-name="_top" xlink:show="replace"><text:span text:style-name="Hyperlink">https://www.servicenow.com/docs/r/servicenow-platform/knowledge-management/configuring-knowledge-management.html</text:span></text:a><text:line-break/></text:p>
      <text:p text:style-name="Normal"><text:a xlink:href="https://www.servicenow.com/docs/r/servicenow-platform/knowledge-management/configure-knowledge-article-templates.html" office:target-frame-name="_top" xlink:show="replace"><text:span text:style-name="Hyperlink">https://www.servicenow.com/docs/r/servicenow-platform/knowledge-management/configure-knowledge-article-templates.html</text:span></text:a></text:p>
      <text:p text:style-name="Normal"/>
      <text:p text:style-name="Normal"><text:span text:style-name="T211">In Platform Navigation</text:span></text:p>
      <text:p text:style-name="Normal">All → Knowledge → Administration → Templates</text:p>
      <text:p text:style-name="Normal">Use this area to define templates such as:</text:p>
      <text:list text:style-name="LFO37" text:continue-numbering="true">
        <text:list-item>
          <text:p text:style-name="P212">Troubleshooting article</text:p>
        </text:list-item>
        <text:list-item>
          <text:p text:style-name="P213">How-to article</text:p>
        </text:list-item>
        <text:list-item>
          <text:p text:style-name="P214">Incident resolution article</text:p>
        </text:list-item>
        <text:list-item>
          <text:p text:style-name="P215">Reference documentation</text:p>
        </text:list-item>
      </text:list>
      <text:p text:style-name="Normal">Templates help enforce<text:s/><text:span text:style-name="T216">consistent article structure and quality</text:span>.</text:p>
      <text:p text:style-name="Normal"><draw:custom-shape svg:x="0in" svg:y="0in" svg:width="0in" svg:height="0.02083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217">4. Knowledge Metrics &amp; Dashboards</text:p>
      <text:p text:style-name="Normal"><text:span text:style-name="T218">Docs:</text:span><text:line-break/><text:a xlink:href="https://www.servicenow.com/docs/r/servicenow-platform/knowledge-management/km-overview-dash.html" office:target-frame-name="_new" xlink:show="replace"><text:span text:style-name="Hyperlink">https://www.servicenow.com/docs/r/servicenow-platform/knowledge-management/km-overview-dash.html</text:span></text:a></text:p>
      <text:p text:style-name="Normal"><text:span text:style-name="T219">In Platform Navigation</text:span></text:p>
      <text:p text:style-name="Normal">All → Knowledge → Reports → Knowledge Management Overview</text:p>
      <text:p text:style-name="Normal">Typical OOTB metrics include:</text:p>
      <text:list text:style-name="LFO38" text:continue-numbering="true">
        <text:list-item>
          <text:p text:style-name="P220">Article views</text:p>
        </text:list-item>
        <text:list-item>
          <text:p text:style-name="P221">Article helpfulness</text:p>
        </text:list-item>
        <text:list-item>
          <text:p text:style-name="P222">Articles expiring soon</text:p>
        </text:list-item>
        <text:list-item>
          <text:p text:style-name="P223">Knowledge usage trends</text:p>
        </text:list-item>
      </text:list>
      <text:p text:style-name="Normal">These dashboards help monitor knowledge health and adoption.</text:p>
      <text:p text:style-name="Normal"><draw:custom-shape svg:x="0in" svg:y="0in" svg:width="0in" svg:height="0.02083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224">5. Search Analytics (Knowledge Gap Discovery)</text:p>
      <text:p text:style-name="Normal"><text:span text:style-name="T225">Docs:</text:span><text:line-break/><text:a xlink:href="https://www.servicenow.com/docs/r/platform-administration/ai-search/overview-ais.html" office:target-frame-name="_new" xlink:show="replace"><text:span text:style-name="Hyperlink">https://www.servicenow.com/docs/r/platform-administration/ai-search/overview-ais.html</text:span></text:a></text:p>
      <text:p text:style-name="Normal"><text:span text:style-name="T226">In Platform Navigation</text:span></text:p>
      <text:p text:style-name="Normal">All → AI Search → Analytics</text:p>
      <text:p text:style-name="Normal">Important reports:</text:p>
      <text:list text:style-name="LFO39" text:continue-numbering="true">
        <text:list-item>
          <text:p text:style-name="P227"><text:span text:style-name="T228">Search Terms</text:span></text:p>
        </text:list-item>
        <text:list-item>
          <text:p text:style-name="P229"><text:span text:style-name="T230">Searches With No Results</text:span></text:p>
        </text:list-item>
        <text:list-item>
          <text:p text:style-name="P231"><text:span text:style-name="T232">Top Queries</text:span></text:p>
        </text:list-item>
        <text:list-item>
          <text:p text:style-name="P233"><text:span text:style-name="T234">Search Result Click-Through Rate</text:span></text:p>
        </text:list-item>
      </text:list>
      <text:p text:style-name="Normal">These reports identify:</text:p>
      <text:list text:style-name="LFO40" text:continue-numbering="true">
        <text:list-item>
          <text:p text:style-name="P235">Knowledge gaps</text:p>
        </text:list-item>
        <text:list-item>
          <text:p text:style-name="P236">Missing articles</text:p>
        </text:list-item>
        <text:list-item>
          <text:p text:style-name="P237">Frequently searched topics</text:p>
        </text:list-item>
      </text:list>
      <text:p text:style-name="Normal"><draw:custom-shape svg:x="0in" svg:y="0in" svg:width="0in" svg:height="0.02083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P238">6. Knowledge Article Revalidation</text:p>
      <text:p text:style-name="Normal"><text:span text:style-name="T239">In Platform Navigation</text:span></text:p>
      <text:p text:style-name="Normal">All → Knowledge → Reports → Articles Expiring Soon</text:p>
      <text:p text:style-name="Normal">This report helps identify articles approaching expiration so review work can be distributed more evenly.</text:p>
      <text:p text:style-name="Normal"><draw:custom-shape svg:x="0in" svg:y="0in" svg:width="0in" svg:height="0.02083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P240">7. Knowledge Ownership Model</text:p>
      <text:p text:style-name="Normal"><text:span text:style-name="T241">Docs:</text:span><text:line-break/><text:a xlink:href="https://www.servicenow.com/docs/r/servicenow-platform/knowledge-management/configuring-knowledge-management.html" office:target-frame-name="_top" xlink:show="replace"><text:span text:style-name="Hyperlink">https://www.servicenow.com/docs/r/servicenow-platform/knowledge-management/configuring-knowledge-management.html</text:span></text:a></text:p>
      <text:p text:style-name="Normal"/>
      <text:p text:style-name="Normal"><text:span text:style-name="T242">In Platform Navigation</text:span></text:p>
      <text:p text:style-name="Normal">All → Knowledge → Articles</text:p>
      <text:p text:style-name="Normal">Key field to review:</text:p>
      <text:p text:style-name="Normal">Ownership Group</text:p>
      <text:p text:style-name="Normal">Ownership groups should be responsible for:</text:p>
      <text:list text:style-name="LFO41" text:continue-numbering="true">
        <text:list-item>
          <text:p text:style-name="P243">Article quality</text:p>
        </text:list-item>
        <text:list-item>
          <text:p text:style-name="P244">Article revalidation</text:p>
        </text:list-item>
        <text:list-item>
          <text:p text:style-name="P245">Responding to feedback</text:p>
        </text:list-item>
        <text:list-item>
          <text:p text:style-name="P246">Managing duplicate content</text:p>
        </text:list-item>
      </text:list>
      <text:p text:style-name="Normal"><draw:custom-shape svg:x="0in" svg:y="0in" svg:width="0in" svg:height="0.02083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247">8. Now Assist for Knowledge (Future Capability)</text:p>
      <text:p text:style-name="Normal"><text:span text:style-name="T248">Docs:</text:span><text:line-break/><text:a xlink:href="https://www.servicenow.com/docs/r/servicenow-platform/now-assist-in-knowledge-management/exploring-now-assist-KM.html" office:target-frame-name="_new" xlink:show="replace"><text:span text:style-name="Hyperlink">https://www.servicenow.com/docs/r/servicenow-platform/now-assist-in-knowledge-management/exploring-now-assist-KM.html</text:span></text:a></text:p>
      <text:p text:style-name="Normal"><text:span text:style-name="T249">In Platform Navigation</text:span></text:p>
      <text:p text:style-name="Normal">All → Now Assist</text:p>
      <text:p text:style-name="Normal">Capabilities include:</text:p>
      <text:list text:style-name="LFO42" text:continue-numbering="true">
        <text:list-item>
          <text:p text:style-name="P250">AI-generated article drafts</text:p>
        </text:list-item>
        <text:list-item>
          <text:p text:style-name="P251">Knowledge summarization</text:p>
        </text:list-item>
        <text:list-item>
          <text:p text:style-name="P252">Knowledge gap identification</text:p>
        </text:list-item>
        <text:list-item>
          <text:p text:style-name="P253">Improved knowledge search answer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y Gilbert</meta:initial-creator>
    <dc:creator>Hurford, Joel F - Washington, DC - Contractor</dc:creator>
    <meta:creation-date>2026-03-20T19:07:00Z</meta:creation-date>
    <dc:date>2026-03-20T19:07:00Z</dc:date>
    <meta:template xlink:href="Normal.dotm" xlink:type="simple"/>
    <meta:editing-cycles>6</meta:editing-cycles>
    <meta:editing-duration>PT360S</meta:editing-duration>
    <meta:user-defined meta:name="ContentTypeId">0x010100D6A2118EEEE7654884B12165C3D67907</meta:user-defined>
    <meta:user-defined meta:name="MediaServiceImageTags"/>
    <meta:document-statistic meta:page-count="1" meta:paragraph-count="25" meta:word-count="1944" meta:character-count="13000" meta:row-count="92" meta:non-whitespace-character-count="11081"/>
  </office:meta>
</office:document-meta>
</file>